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sMain</text:p>
          </table:table-cell>
          <table:table-cell office:value-type="string">
            <text:p>headerSize</text:p>
          </table:table-cell>
          <table:table-cell office:value-type="string">
            <text:p>localSize</text:p>
          </table:table-cell>
          <table:table-cell office:value-type="string">
            <text:p>allocatedSize</text:p>
          </table:table-cell>
          <table:table-cell office:value-type="string">
            <text:p>total</text:p>
          </table:table-cell>
        </table:table-row>
        <table:table-row table:style-name="ro2" table:number-rows-repeated="8"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9/06/2019</text:date>, <text:time>18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46:40.36</meta:creation-date>
    <dc:date>2019-09-06T18:11:38.98</dc:date>
    <meta:editing-duration>PT9M39S</meta:editing-duration>
    <meta:editing-cycles>1</meta:editing-cycles>
    <meta:document-statistic meta:table-count="3" meta:cell-count="93" meta:object-count="0"/>
    <meta:generator>OpenOffice/4.1.5$Win32 OpenOffice.org_project/415m1$Build-9789</meta:generator>
  </office:meta>
</office:document-meta>
</file>